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fo:font-weight="bold" style:font-weight-asian="bold" style:font-weight-complex="bold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1">
          <table:table-cell/>
          <table:table-cell office:value-type="string" calcext:value-type="string">
            <text:p>TARGET card = <text:span text:style-name="T1">makeTargetFromCARD</text:span>(CARD board_car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ndPlayerAway</text:span>(PLAYER, CARD src, ZTCG_PLAYERTYPE, 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TwiceCharacterAction</text:span>(PLAYER,bool underCharact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3">doTwiceCharacterActionTrigger</text:span><text:span text:style-name="T4">(PLAYER,bool underCharacter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LevelDrop</text:span>(CARD card,int newL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0:51:05.56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6DT9H16M42S</meta:editing-duration>
    <meta:editing-cycles>40</meta:editing-cycles>
    <meta:generator>LibreOffice/7.2.1.2$Windows_X86_64 LibreOffice_project/87b77fad49947c1441b67c559c339af8f3517e22</meta:generator>
    <dc:date>2022-02-09T10:57:30.537000000</dc:date>
    <meta:document-statistic meta:table-count="3" meta:cell-count="216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